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_7e_LT_7e_Gliederung_20_1" style:list-style-name="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_7e_LT_7e_Gliederung_20_1">
      <style:paragraph-properties fo:margin-left="0cm" fo:margin-right="0cm" fo:line-height="115%" fo:text-align="start" style:justify-single-word="false" fo:text-indent="0.499cm" style:auto-text-indent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none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_7e_LT_7e_Gliederung_20_1">
      <style:paragraph-properties fo:margin-left="0cm" fo:margin-right="0cm" fo:line-height="115%" fo:text-align="start" style:justify-single-word="false" fo:text-indent="0.499cm" style:auto-text-indent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none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_7e_LT_7e_Gliederung_20_2" style:list-style-name="">
      <style:paragraph-properties fo:margin-left="0cm" fo:margin-right="0cm" fo:margin-top="0cm" fo:margin-bottom="0.4cm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_7e_LT_7e_Gliederung_20_2" style:list-style-name="">
      <style:paragraph-properties fo:margin-left="0cm" fo:margin-right="0cm" fo:margin-top="0cm" fo:margin-bottom="0.4cm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_7e_LT_7e_Gliederung_20_3" style:list-style-name="">
      <style:paragraph-properties fo:margin-left="0cm" fo:margin-right="0cm" fo:margin-top="0cm" fo:margin-bottom="0.3cm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_7e_LT_7e_Titel">
      <style:paragraph-properties fo:margin-left="0cm" fo:margin-right="0cm" fo:line-height="115%" fo:text-align="start" style:justify-single-word="false" fo:text-indent="0.499cm" style:auto-text-indent="false"/>
      <style:text-properties fo:font-variant="normal" fo:text-transform="none" style:use-window-font-color="true" style:text-outline="false" style:text-line-through-style="none" style:font-name="Arial1" fo:font-size="44pt" fo:letter-spacing="normal" fo:language="en" fo:country="none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_7e_LT_7e_Titel">
      <style:paragraph-properties fo:margin-left="0cm" fo:margin-right="0cm" fo:line-height="115%" fo:text-align="start" style:justify-single-word="false" fo:text-indent="0.499cm" style:auto-text-indent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none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fo:language="fr" fo:country="FR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.499cm" style:auto-text-indent="false"/>
      <style:text-properties fo:font-variant="normal" fo:text-transform="none" fo:color="#000000" style:font-name="Times New Roman" fo:font-size="16pt" fo:letter-spacing="normal" fo:language="en" fo:country="none" fo:font-style="normal" fo:font-weight="normal" style:font-size-asian="16pt" style:font-size-complex="16pt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.499cm" style:auto-text-indent="false"/>
      <style:text-properties fo:font-variant="normal" fo:text-transform="none" fo:color="#000000" style:font-name="Times New Roman" fo:font-size="16pt" fo:letter-spacing="normal" fo:language="en" fo:country="none" fo:font-style="normal" fo:font-weight="normal" style:font-size-asian="16pt" style:font-size-complex="16pt"/>
    </style:style>
    <style:style style:name="T1" style:family="text">
      <style:text-properties fo:language="fr" fo:country="FR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Game Master vous permet d'écouter vos sons dans des conditions d'écoute différentes : découvrir à l'improviste des assemblages et <text:span text:style-name="T1">restitutions</text:span> inhabituelles</text:p>
      <text:p text:style-name="Standard"/>
      <text:p text:style-name="P9">Le Game Master vous permet d'écouter vos sons dans différentes conditions d'écoute : découvrez des montages insolites et des restitutions à l'improviste</text:p>
      <text:p text:style-name="P9"/>
      <text:p text:style-name="P9"/>
      <text:p text:style-name="Standard"/>
      <text:p text:style-name="Standard">"écoute oblique", comme diraient Brian Eno and Peter Schmidt</text:p>
      <text:p text:style-name="Standard"/>
      <text:p text:style-name="P10">Enregistrez des sons intéressants.</text:p>
      <text:p text:style-name="P10">Ecoutez les attentivement.</text:p>
      <text:p text:style-name="P10">Utilisez le Game Master.</text:p>
      <text:p text:style-name="P10"/>
      <text:p text:style-name="P10"/>
      <text:p text:style-name="P2"><text:span text:style-name="T3">Merci pour leur confiance, aux compositrices et compositeurs qui nous </text:span>ont donné leurs sons</text:p>
      <text:p text:style-name="P10"/>
      <text:p text:style-name="P10"/>
      <text:p text:style-name="P8">Le « play log »</text:p>
      <text:p text:style-name="P3">Enregistrement de « sons figés »</text:p>
      <text:p text:style-name="P4">Ensemble des paramètres utilisés lors du jeu d'un clip</text:p>
      <text:p text:style-name="P5"><text:span text:style-name="T3">Jusqu'à 100000 « sons figés », sous forme de deux </text:span>listes doublement chaînées [débuts et fins]</text:p>
      <text:p text:style-name="P4">Opérations proposées :</text:p>
      <text:p text:style-name="P6">Arrêt sur un son, noter un instant</text:p>
      <text:p text:style-name="P6">Jouer les clips entendus à un instant donné</text:p>
      <text:p text:style-name="P6">Rejouer depuis un instant donné</text:p>
      <text:p text:style-name="P6">Modifier la vitesse de jeu, ou n'importe quel paramètre</text:p>
      <text:p text:style-name="P1">Enregistrer l'audio [REAPER]</text:p>
      <text:p text:style-name="P4">Temps réel ou temps différé</text:p>
      <text:p text:style-name="P7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Jacques Girardot</meta:initial-creator>
    <meta:creation-date>2022-06-09T09:34:04</meta:creation-date>
    <meta:generator>OpenOffice/4.1.11$Unix OpenOffice.org_project/4111m1$Build-9808</meta:generator>
    <dc:date>2022-06-11T01:09:06</dc:date>
    <dc:creator>Jean-Jacques Girardot</dc:creator>
    <meta:editing-duration>P1DT15H35M2S</meta:editing-duration>
    <meta:editing-cycles>2</meta:editing-cycles>
    <meta:document-statistic meta:table-count="0" meta:image-count="0" meta:object-count="0" meta:page-count="2" meta:paragraph-count="18" meta:word-count="154" meta:character-count="979"/>
  </office:meta>
</office:document-meta>
</file>